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3420000004267203250.png"/>
  <manifest:file-entry manifest:media-type="image/png" manifest:full-path="Pictures/100000000000044C000001F4CD1F618F.png"/>
  <manifest:file-entry manifest:media-type="image/png" manifest:full-path="Pictures/10000000000003400000034C429EC08A.png"/>
  <manifest:file-entry manifest:media-type="image/png" manifest:full-path="Pictures/10000000000003F800000200A26509C3.png"/>
  <manifest:file-entry manifest:media-type="image/png" manifest:full-path="Pictures/10000000000003F5000001F6FAFC5794.png"/>
  <manifest:file-entry manifest:media-type="image/png" manifest:full-path="Pictures/10000000000003F6000002CE701B0016.png"/>
  <manifest:file-entry manifest:media-type="image/png" manifest:full-path="Pictures/10000000000003F70000020E7048D7B5.png"/>
  <manifest:file-entry manifest:media-type="image/png" manifest:full-path="Pictures/10000000000003F8000002FEE944BFB9.png"/>
  <manifest:file-entry manifest:media-type="image/png" manifest:full-path="Pictures/10000000000003FB000002DD01CEA30D.png"/>
  <manifest:file-entry manifest:media-type="image/png" manifest:full-path="Pictures/10000000000003F7000002AE0B78BA46.png"/>
  <manifest:file-entry manifest:media-type="image/png" manifest:full-path="Pictures/10000000000003F70000009D870DD8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4.5pt" style:font-name-asian="URWPalladioL-Roma" style:font-size-asian="14.5pt" style:font-name-complex="URWPalladioL-Roma" style:font-size-complex="14.5pt"/>
    </style:style>
    <style:style style:name="P4" style:family="paragraph" style:parent-style-name="Standard">
      <style:text-properties fo:font-size="6pt" fo:font-weight="bold"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10pt" style:font-size-asian="10pt" style:font-size-complex="10pt"/>
    </style:style>
    <style:style style:name="P6"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7"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8"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9" style:family="paragraph" style:parent-style-name="Standard">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Standard" style:master-page-name="First_20_Page">
      <style:paragraph-properties style:page-number="auto" fo:break-before="page"/>
    </style:style>
    <style:style style:name="P13" style:family="paragraph" style:parent-style-name="Standard" style:list-style-name="List_20_1"/>
    <style:style style:name="P14" style:family="paragraph" style:parent-style-name="Standard" style:list-style-name="L1"/>
    <style:style style:name="P15" style:family="paragraph" style:parent-style-name="Standard">
      <style:paragraph-properties fo:text-align="justify" style:justify-single-word="false"/>
      <style:text-properties fo:color="#000000" fo:font-size="10pt" style:font-size-asian="10pt" style:font-size-complex="10pt"/>
    </style:style>
    <style:style style:name="P16" style:family="paragraph" style:parent-style-name="Heading_20_3">
      <style:text-properties fo:font-size="10pt" fo:font-weight="bold" style:font-size-asian="10pt" style:font-weight-asian="bold" style:font-size-complex="10pt" style:font-weight-complex="bold"/>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style:style style:name="T3" style:family="text">
      <style:text-properties fo:font-size="10pt" fo:font-weight="bold" style:font-name-asian="URWPalladioL-Roma" style:font-size-asian="10pt" style:font-weight-asian="bold" style:font-name-complex="URWPalladioL-Roma" style:font-size-complex="10pt"/>
    </style:style>
    <style:style style:name="T4" style:family="text">
      <style:text-properties fo:font-size="10pt" style:font-name-asian="URWPalladioL-Roma" style:font-size-asian="10pt" style:font-name-complex="URWPalladioL-Roma" style:font-size-complex="10pt"/>
    </style:style>
    <style:style style:name="T5" style:family="text">
      <style:text-properties fo:language="en" fo:country="US" style:language-asian="en" style:country-asian="US" style:language-complex="ar" style:country-complex="SA"/>
    </style:style>
    <style:style style:name="T6" style:family="text">
      <style:text-properties fo:color="#000000" fo:font-size="10pt" style:font-size-asian="10pt" style:font-size-complex="10pt"/>
    </style:style>
    <style:style style:name="fr1"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2"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2" draw:name="images1" text:anchor-type="paragraph" svg:x="3.244cm" svg:width="1.012cm" style:rel-width="scale" svg:height="25.705cm" style:rel-height="scale" draw:z-index="3"><draw:image xlink:href="Pictures/10000000000000BD000002802D8A9E0C.png" xlink:type="simple" xlink:show="embed" xlink:actuate="onLoad"/></draw:frame><draw:frame draw:style-name="fr3" draw:name="images2" text:anchor-type="paragraph" svg:x="4.491cm" svg:y="0cm" svg:width="0.219cm" style:rel-width="scale" svg:height="25.705cm" style:rel-height="scale" draw:z-index="4"><draw:image xlink:href="Pictures/10000000000000BD000002802D8A9E0C.png" xlink:type="simple" xlink:show="embed" xlink:actuate="onLoad"/></draw:frame><text:span text:style-name="Default_20_Paragraph_20_Font"><text:span text:style-name="T5"/></text:span></text:p>
      <text:p text:style-name="P2"/>
      <text:p text:style-name="P2"/>
      <text:p text:style-name="P2"/>
      <text:p text:style-name="Standard"><draw:frame draw:style-name="fr4"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5"/></text:span></text:p>
      <text:p text:style-name="P2"/>
      <text:p text:style-name="P2"/>
      <text:p text:style-name="P2"/>
      <text:p text:style-name="P2"/>
      <text:p text:style-name="P2"/>
      <text:p text:style-name="P2"/>
      <text:p text:style-name="P2"/>
      <text:p text:style-name="P2"/>
      <text:p text:style-name="P2"/>
      <text:p text:style-name="P3"/>
      <text:p text:style-name="P2"/>
      <text:p text:style-name="P2"/>
      <text:p text:style-name="P2"/>
      <text:p text:style-name="P2"/>
      <text:p text:style-name="P2"/>
      <text:p text:style-name="P2"/>
      <text:p text:style-name="P2"/>
      <text:p text:style-name="P7">Rapport Post Mortem <text:s text:c="3"/></text:p>
      <text:p text:style-name="P4"/>
      <text:p text:style-name="P8"/>
      <text:p text:style-name="Text_20_body"><text:tab/><text:tab/><text:tab/> <text:s text:c="10"/><text:span text:style-name="Default_20_Paragraph_20_Font"><text:span text:style-name="T2">Equipe Mini3D</text:span></text:span><text:span text:style-name="Default_20_Paragraph_20_Font"><text:span text:style-name="T1"> : </text:span></text:span><text:span text:style-name="Default_20_Paragraph_20_Font"><text:span text:style-name="T4">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4"><text:tab/><text:tab/><text:tab/><text:tab/></text:span></text:span><text:span text:style-name="Default_20_Paragraph_20_Font"><text:span text:style-name="T3">Responsable Projet</text:span></text:span><text:span text:style-name="Default_20_Paragraph_20_Font"><text:span text:style-name="T4"> : Docteur Rémi Cozot</text:span></text:span></text:p>
      <text:p text:style-name="Text_20_body"/>
      <text:p text:style-name="Text_20_body"><text:span text:style-name="Default_20_Paragraph_20_Font"><text:span text:style-name="T4"><text:tab/><text:tab/><text:tab/><text:tab/></text:span></text:span><text:span text:style-name="Default_20_Paragraph_20_Font"><text:span text:style-name="T3">Année de réalisation</text:span></text:span><text:span text:style-name="Default_20_Paragraph_20_Font"><text:span text:style-name="T4"> : Année Universitaire 2010-2011</text:span></text:span></text:p>
      <text:p text:style-name="P9"><text:tab/>Ce document a pour objectif de présenter la phase de développement du projet de Master1 Informatique intitulé « Plateforme de création de mini-jeux 3D sur le WEB ». Ce projet a pour but le développement d'un outil auteur de création de contenus 3D interactifs au sein de pages Web.</text:p>
      <text:p text:style-name="Standard"><text:tab/>Ce rapport fait suite au document « Plateforme de création de mini-jeux 3D sur le WEB – Analyse » réalisé pour l'Unité Enseignement GPL, Gestion de Projet Logiciel, du premier semestre de Master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Standard"><text:tab/>Le rapport est divisé en cinq parties, la première est un rappel de l'analyse du sujet réalisée lors du premier semestre. La seconde partie expose le choix de stratégie de développement finalement suivie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 projet de Master1.</text:p>
      <text:p text:style-name="Standard"/>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1"><text:a xlink:type="simple" xlink:href="#__RefHeading__2201_447088106" text:style-name="Internet_20_link" text:visited-style-name="Internet_20_link">I. Résumé de la phase d'analyse<text:tab/></text:a><text:a xlink:type="simple" xlink:href="#__RefHeading__2201_447088106" text:style-name="Internet_20_link" text:visited-style-name="Internet_20_link"><text:span text:style-name="Internet_20_link">3</text:span></text:a></text:p>
          <text:p text:style-name="P11"><text:a xlink:type="simple" xlink:href="#__RefHeading__2203_447088106" text:style-name="Internet_20_link" text:visited-style-name="Internet_20_link">II. Une nouvelle stratégie de développement<text:tab/></text:a><text:a xlink:type="simple" xlink:href="#__RefHeading__2203_447088106" text:style-name="Internet_20_link" text:visited-style-name="Internet_20_link"><text:span text:style-name="Internet_20_link">4</text:span></text:a></text:p>
          <text:p text:style-name="P11"><text:a xlink:type="simple" xlink:href="#__RefHeading__2205_447088106" text:style-name="Internet_20_link" text:visited-style-name="Internet_20_link">III. Faiblesses, difficultés, choix pris durant le développement de 3DWIGS<text:tab/></text:a><text:a xlink:type="simple" xlink:href="#__RefHeading__2205_447088106" text:style-name="Internet_20_link" text:visited-style-name="Internet_20_link"><text:span text:style-name="Internet_20_link">5</text:span></text:a></text:p>
          <text:p text:style-name="P10"><text:a xlink:type="simple" xlink:href="#__RefHeading__2207_447088106" text:style-name="Internet_20_link" text:visited-style-name="Internet_20_link">1. Le cycle itératif<text:tab/></text:a><text:a xlink:type="simple" xlink:href="#__RefHeading__2207_447088106" text:style-name="Internet_20_link" text:visited-style-name="Internet_20_link"><text:span text:style-name="Internet_20_link">5</text:span></text:a></text:p>
          <text:p text:style-name="P10"><text:a xlink:type="simple" xlink:href="#__RefHeading__2209_447088106" text:style-name="Internet_20_link" text:visited-style-name="Internet_20_link">2. La réorganisation des groupes: « Extreme Programming »<text:tab/></text:a><text:a xlink:type="simple" xlink:href="#__RefHeading__2209_447088106" text:style-name="Internet_20_link" text:visited-style-name="Internet_20_link"><text:span text:style-name="Internet_20_link">5</text:span></text:a></text:p>
          <text:p text:style-name="P10"><text:a xlink:type="simple" xlink:href="#__RefHeading__2211_447088106" text:style-name="Internet_20_link" text:visited-style-name="Internet_20_link">3. Comment auraient pu être évités ces problèmes ?<text:tab/></text:a><text:a xlink:type="simple" xlink:href="#__RefHeading__2211_447088106" text:style-name="Internet_20_link" text:visited-style-name="Internet_20_link"><text:span text:style-name="Internet_20_link">6</text:span></text:a></text:p>
          <text:p text:style-name="P11"><text:a xlink:type="simple" xlink:href="#__RefHeading__2213_447088106" text:style-name="Internet_20_link" text:visited-style-name="Internet_20_link">IV. Les réussites du projet Mini 3D<text:tab/></text:a><text:a xlink:type="simple" xlink:href="#__RefHeading__2213_447088106" text:style-name="Internet_20_link" text:visited-style-name="Internet_20_link"><text:span text:style-name="Internet_20_link">7</text:span></text:a></text:p>
          <text:p text:style-name="P10"><text:a xlink:type="simple" xlink:href="#__RefHeading__2215_447088106" text:style-name="Internet_20_link" text:visited-style-name="Internet_20_link">1. Matérialisation d'un concept abstrait avec partage des tâches<text:tab/></text:a><text:a xlink:type="simple" xlink:href="#__RefHeading__2215_447088106" text:style-name="Internet_20_link" text:visited-style-name="Internet_20_link"><text:span text:style-name="Internet_20_link">7</text:span></text:a></text:p>
          <text:p text:style-name="P10"><text:a xlink:type="simple" xlink:href="#__RefHeading__2217_447088106" text:style-name="Internet_20_link" text:visited-style-name="Internet_20_link">2. Apprentissage de nouvelles technologies et développement en WebGL<text:tab/></text:a><text:a xlink:type="simple" xlink:href="#__RefHeading__2217_447088106" text:style-name="Internet_20_link" text:visited-style-name="Internet_20_link"><text:span text:style-name="Internet_20_link">7</text:span></text:a></text:p>
          <text:p text:style-name="P10"><text:a xlink:type="simple" xlink:href="#__RefHeading__2219_447088106" text:style-name="Internet_20_link" text:visited-style-name="Internet_20_link">3. Réalisation de contenu 3D<text:tab/></text:a><text:a xlink:type="simple" xlink:href="#__RefHeading__2219_447088106" text:style-name="Internet_20_link" text:visited-style-name="Internet_20_link"><text:span text:style-name="Internet_20_link">7</text:span></text:a></text:p>
          <text:p text:style-name="P11"><text:a xlink:type="simple" xlink:href="#__RefHeading__2221_447088106" text:style-name="Internet_20_link" text:visited-style-name="Internet_20_link">V. Résultat<text:tab/></text:a><text:a xlink:type="simple" xlink:href="#__RefHeading__2221_447088106" text:style-name="Internet_20_link" text:visited-style-name="Internet_20_link"><text:span text:style-name="Internet_20_link">9</text:span></text:a></text:p>
          <text:p text:style-name="P10"><text:a xlink:type="simple" xlink:href="#__RefHeading__2223_447088106" text:style-name="Internet_20_link" text:visited-style-name="Internet_20_link">1. Description de l'état de l'Interface Homme Machine de 3DWIGS<text:tab/></text:a><text:a xlink:type="simple" xlink:href="#__RefHeading__2223_447088106" text:style-name="Internet_20_link" text:visited-style-name="Internet_20_link"><text:span text:style-name="Internet_20_link">9</text:span></text:a></text:p>
          <text:p text:style-name="P10"><text:a xlink:type="simple" xlink:href="#__RefHeading__2225_447088106" text:style-name="Internet_20_link" text:visited-style-name="Internet_20_link">2. Description de l'état du Moteur3D de 3DWIGS<text:tab/></text:a><text:a xlink:type="simple" xlink:href="#__RefHeading__2225_447088106" text:style-name="Internet_20_link" text:visited-style-name="Internet_20_link"><text:span text:style-name="Internet_20_link">9</text:span></text:a></text:p>
          <text:p text:style-name="P10"><text:a xlink:type="simple" xlink:href="#__RefHeading__2227_447088106" text:style-name="Internet_20_link" text:visited-style-name="Internet_20_link">3. Description de l'état du Compilateur de 3DWIGS<text:tab/></text:a><text:a xlink:type="simple" xlink:href="#__RefHeading__2227_447088106" text:style-name="Internet_20_link" text:visited-style-name="Internet_20_link"><text:span text:style-name="Internet_20_link">10</text:span></text:a></text:p>
          <text:p text:style-name="P11"><text:a xlink:type="simple" xlink:href="#__RefHeading__2229_447088106" text:style-name="Internet_20_link" text:visited-style-name="Internet_20_link">VI. Conclusion<text:tab/></text:a><text:a xlink:type="simple" xlink:href="#__RefHeading__2229_447088106" text:style-name="Internet_20_link" text:visited-style-name="Internet_20_link"><text:span text:style-name="Internet_20_link">11</text:span></text:a></text:p>
          <text:p text:style-name="P11"><text:a xlink:type="simple" xlink:href="#__RefHeading__2231_447088106" text:style-name="Internet_20_link" text:visited-style-name="Internet_20_link">VII. Annexe<text:tab/></text:a><text:a xlink:type="simple" xlink:href="#__RefHeading__2231_447088106" text:style-name="Internet_20_link" text:visited-style-name="Internet_20_link"><text:span text:style-name="Internet_20_link">12</text:span></text:a></text:p>
          <text:p text:style-name="P10"><text:a xlink:type="simple" xlink:href="#__RefHeading__2233_447088106" text:style-name="Internet_20_link" text:visited-style-name="Internet_20_link">1. Diagramme de Gantt<text:tab/></text:a><text:a xlink:type="simple" xlink:href="#__RefHeading__2233_447088106" text:style-name="Internet_20_link" text:visited-style-name="Internet_20_link"><text:span text:style-name="Internet_20_link">12</text:span></text:a></text:p>
          <text:p text:style-name="P10"><text:a xlink:type="simple" xlink:href="#__RefHeading__2235_447088106" text:style-name="Internet_20_link" text:visited-style-name="Internet_20_link">2. Rapport de test<text:tab/></text:a><text:a xlink:type="simple" xlink:href="#__RefHeading__2235_447088106" text:style-name="Internet_20_link" text:visited-style-name="Internet_20_link"><text:span text:style-name="Internet_20_link">17</text:span></text:a></text:p>
        </text:index-body>
      </text:table-of-content>
      <text:p text:style-name="P1"/>
      <text:h text:style-name="Heading_20_1" text:outline-level="1"><text:bookmark text:name="__RefHeading__2201_447088106"/>Résumé de la phase d'analyse<text:bookmark-end text:name="__RefHeading__2201_447088106"/></text:h>
      <text:p text:style-name="Standard"><text:tab/>Suite à la phase de réflexion et d'analyse du 1er semestre, sont ressortis deux langages de description et une stratégie de développement.</text:p>
      <text:p text:style-name="Standard"/>
      <text:p text:style-name="Standard"><text:tab/>De la phase d'analyse ont été tirés deux langages de description, un de ces langages est un langage de description dit de « haut niveau ». Il avait été réalisé dans le but d'être le plus simple possible afin qu'il soit accessible à un large publique et non seulement à des initiés en programmation. Il avait en effet pour objectif de permettre la description d'une majorité de type de jeu avec simplicité.</text:p>
      <text:p text:style-name="Standard"><text:tab/>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initiés en informatique. En effet, les plus avertis pouvaient ainsi avoir une encore plus grande liberté dans la réalisation de leur contenu vidéo ludique.</text:p>
      <text:p text:style-name="Standard"><text:tab/>Le schéma de compilation était donc le suivant: un fichier décrivant le jeu dans le langage de « haut-niveau » devait être compilé afin de donner un fichier respectant le langage de « bas-niveau ». A cette étape, l’utilisateur devait pouvoir effectuer de nouveaux ajouts ou modifications. Le second compilateur devait produire alors le script final du jeu en JavaScript, interprétable par un browser supportant le HMTL5.</text:p>
      <text:p text:style-name="Standard"/>
      <text:p text:style-name="Standard"><text:tab/>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 logiciel : baptisé 3DWIGS pour 3D Web Interactive Game Studio.</text:p>
      <text:p text:style-name="Standard"><text:tab/>Ci-dessous, le diagramme de Gantt qui représente la stratégie de développement initialement prévue, qui reposait principalement sur le modèle du cycle en V:</text:p>
      <text:p text:style-name="P5"/>
      <text:p text:style-name="P1"><draw:frame draw:style-name="fr1" draw:name="Cadre1" text:anchor-type="paragraph" svg:x="0cm" svg:y="0cm" svg:width="17cm" draw:z-index="15"><draw:text-box fo:min-height="7.726cm"><text:p text:style-name="Illustration"><draw:frame draw:style-name="fr5" draw:name="images3" text:anchor-type="paragraph" svg:x="0.004cm" svg:y="0.002cm" svg:width="17cm" style:rel-width="100%" svg:height="7.726cm" style:rel-height="scale" draw:z-index="16"><draw:image xlink:href="Pictures/100000000000044C000001F4CD1F618F.png" xlink:type="simple" xlink:show="embed" xlink:actuate="onLoad"/></draw:frame>Illustration <text:sequence text:ref-name="refIllustration0" text:name="Illustration" text:formula="ooow:Illustration+1" style:num-format="1">1</text:sequence>: Diagramme de Gantt du planning prévisionnel pour le 2nd semestre</text:p></draw:text-box></draw:frame></text:p>
      <text:h text:style-name="Heading_20_1" text:outline-level="1"><text:bookmark text:name="__RefHeading__2203_447088106"/>Une nouvelle stratégie de développement<text:bookmark-end text:name="__RefHeading__2203_447088106"/></text:h>
      <text:p text:style-name="Standard"><text:tab/>Au début de la phase de développement, une autre stratégie de développement a été suivie, principalement sous l'influence de notre responsable de projet.</text:p>
      <text:p text:style-name="Standard"><text:tab/>Cette nouvelle stratégie, du type « Scrum », a suivi un cycle itératif, en effet les résultats des sous-groupes étaient mis en commun chaque couple de semaines. Elle fut préférée à celle soumise au 1er semestre car elle a permis une meilleure répartition de l'ensemble du groupe et s'est avérée plus pertinente que la stratégie pensée de prime abord qui ne présentait des résultats qu'à la fin du semestre.</text:p>
      <text:p text:style-name="Standard"/>
      <text:p text:style-name="Standard"><text:tab/>Cette nouvelle stratégie de développement a consisté à réaliser un mini-jeu d'une grande simplicité évoluant en complexité au fil des itérations. Ce mini-jeu porte le nom suivant: « le jeu du lapin ». Pour la première itération, « le jeu du lapin » devait mettre en scène deux personnages. L'un d'entre eux est une entité jouable, le chasseur, et dispose de la capacité de tirer avec une arme et de se mouvoir sur un axe de déplacement. La seconde entité est quant à elle non-jouable et a pour représentation un lapin. Les règles et but du jeu sont des plus simples pour correspondre au degré de complexité lié aux premières itérations. En effet pour obtenir la victoire, il suffit au chasseur de toucher le lapin une fois avant que celui-ci n'ait le temps d'effectuer un trajet prédéfini sinon il y a défaite. Le chasseur suit la contrainte suivante, il ne peut lancer qu'un projectile à la fois et doit attendre la disparition de celui-ci (sortie d'écran ou contact avec obstacle) afin de pouvoir tirer à nouveau.</text:p>
      <text:p text:style-name="Standard"/>
      <text:p text:style-name="Standard"><text:tab/>Pour répondre à ce nouveau choix de développement, le groupe Mini3D s'est séparé en plusieurs sous-groupes allant de 2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Standard"/>
      <text:p text:style-name="Standard">Le groupe de projet s'est séparé de la manière suivante:</text:p>
      <text:list xml:id="list37326499" text:style-name="List_20_1">
        <text:list-item>
          <text:p text:style-name="P13">Groupe Contenu (2 personnes) avec pour mission, l'adaptation des mini-jeux 2D développés au premier semestre au langage « haut niveau » et la réalisation des éléments 3D de ces mini-jeux.</text:p>
        </text:list-item>
        <text:list-item>
          <text:p text:style-name="P13">Groupe IHM (4 personnes) ayant pour objectif la réalisation d'une Interface Homme Machine pour le logiciel 3DWIGS.</text:p>
        </text:list-item>
        <text:list-item>
          <text:p text:style-name="P13">Groupe Compilation (4 personnes) avec pour but la création des deux analyseurs syntaxique pour les langages de description réalisés durant le premier semestre.</text:p>
        </text:list-item>
        <text:list-item>
          <text:p text:style-name="P13">Groupe Moteur 3D (5 personnes) avec pour mission la conception d'un moteur physique 3D offrant un ensemble de fonctions pour la réalisation concrète des mini-jeux.</text:p>
        </text:list-item>
        <text:list-item>
          <text:p text:style-name="P13">Groupe Documentation (2 personnes) avec comme dessein l'écriture d'une documentation complète au fur et à mesure de l'avancement du projet.</text:p>
        </text:list-item>
      </text:list>
      <text:p text:style-name="Standard"/>
      <text:p text:style-name="Standard"><text:tab/>En parallèle, plusieurs personnes se sont occupées de l'intégration des différents modules pour la finalisation du logiciel.</text:p>
      <text:p text:style-name="Standard"/>
      <text:p text:style-name="Standard"><text:tab/>Le diagramme de Gantt qui correspond à ce nouveau choix de développement se trouve en annexe de ce rapport.</text:p>
      <text:h text:style-name="Heading_20_1" text:outline-level="1"><text:bookmark text:name="__RefHeading__2205_447088106"/>Faiblesses, difficultés, choix pris durant le développement de 3DWIGS<text:bookmark-end text:name="__RefHeading__2205_447088106"/></text:h>
      <text:p text:style-name="Standard"><text:tab/>Le choix de cette nouvelle stratégie de développement possède de nombreux points forts du fait qu'elle soit basée sur un système de cycle itératif. Cependant, la complexité du projet en lui-même a posé au groupe un souci temporel qui fut difficile à surmonter.</text:p>
      <text:h text:style-name="Heading_20_2" text:outline-level="2"><text:bookmark text:name="__RefHeading__2207_447088106"/>Le cycle itératif<text:bookmark-end text:name="__RefHeading__2207_447088106"/></text:h>
      <text:p text:style-name="Standard"><text:tab/>Dans la partie précédente, nous avons présenté la nouvelle stratégie de développement que nous avons choisie pour la réalisation du projet. Les itérations successives devaient suivre la conception du mini-jeu évolutif « jeu du lapin » en l'enrichissant de fonctionnalités au fil des itérations.</text:p>
      <text:p text:style-name="Standard"><text:tab/>Cependant, le choix de suivre une telle stratégie imposait au groupe Compilation de réaliser les deux analyseurs syntaxiques en un temps très limité. Ce qui s'est avéré être une tâche très difficile au vu de la complexité de ceux-ci et du temps imparti pour la première itération, i.e. deux semaines.</text:p>
      <text:p text:style-name="Standard"><text:tab/>Certes, les deux analyseurs ne devaient pas forcément être complets à la fin de cette itération mais devaient permettre d'obtenir le « jeu du lapin » version 1 (itération 1) sans aucune erreur durant les phases de compilation. De ce fait, cette tâche s'est avérée très longue et le groupe ne pouvait pas respecter les délais qu'imposait la nouvelle stratégie de développement, à savoir une itération toute les deux semaines.</text:p>
      <text:p text:style-name="Standard"><text:tab/>Pour résoudre ce problème de temps, il a été décidé de s'affranchir de l'itération 1 de deux semaines en la remplaçant par une itération plus longue d'un mois afin d'instaurer les bases du compilateur pour la suite du cycle de programmation.</text:p>
      <text:p text:style-name="Standard"/>
      <text:p text:style-name="Standard"><text:tab/>Un autre des problèmes survenu lors du développement de cette première itération est encore venu du compilateur. En effet le groupe Compilation s'est aperçu durant la réalisation de l'analyseur syntaxique du langage dit de « bas niveau », que celui-ci était très proche du travail réalisé par le groupe Moteur 3D. En effet, le code JavaScript sorti après compilation de ce second langage de description était sensiblement le même que celui offert par le moteur 3D. De ce fait, il fut décidé par l'ensemble du groupe de projet de s'affranchir de ce langage de description.</text:p>
      <text:p text:style-name="Standard"/>
      <text:p text:style-name="Standard"><text:tab/>La suppression de cette partie a eu pour conséquence d'enlever le second niveau de compilation initialement prévu dans le schéma de fonctionnement du logiciel. Pour rappel, le langage de description « bas niveau » avait pour objectif d'offrir une plus grande liberté aux informaticiens expérimentés en leur permettant d'accéder directement à un niveau de programmation plus bas.</text:p>
      <text:p text:style-name="Standard"><text:tab/>En aucun cas, ce programmeur ne perd la liberté que lui conférait le langage dit de « bas niveau » car cet utilisateur peut directement utiliser les fonctionnalités que lui offre le moteur physique de 3DWIGS pour développer le contenu vidéo-ludique qu'il désire.</text:p>
      <text:p text:style-name="Standard"/>
      <text:p text:style-name="Standard"><text:tab/>En plus de la suppression du langage de description « bas niveau », d'autres modifications ont dû être apportées au langage dit de « haut niveau ». En effet, celui-ci s'est avéré être incomplet sur de nombreux points entrainant des délais de réflexion supplémentaires.</text:p>
      <text:p text:style-name="P1"/>
      <text:p text:style-name="P1">+ ajouter les changements sur le langage de haut-niveau.</text:p>
      <text:h text:style-name="Heading_20_2" text:outline-level="2"><text:bookmark text:name="__RefHeading__2209_447088106"/>La réorganisation des groupes: « Extreme Programming »<text:bookmark-end text:name="__RefHeading__2209_447088106"/></text:h>
      <text:p text:style-name="Standard"><text:tab/>Suite au retard qui s'est accumulé durant les premiers mois de développement, une réorganisation de l'ensemble du groupe de projet fut décidée afin de combler ces délais. En effet, la partie Compilation n'avait pas été évaluée à sa juste mesure, ce qui a eu pour effet de retarder la phase d'intégration des différentes parties du logiciel. Cette réorganisation s'est passée de la façon suivante, les trois groupes les plus avancés (Documentation, IHM et Moteur3D) ne pouvant plus évoluer sans un compilateur au point se sont joints au développement de ce dernier. Cette réorganisation a rapidement permis de faire évoluer l'analyseur syntaxique du langage de description afin de pouvoir assister à la première intégration complète des modules du logiciel.</text:p>
      <text:h text:style-name="Heading_20_2" text:outline-level="2"><text:bookmark text:name="__RefHeading__2211_447088106"/><text:soft-page-break/>Comment auraient pu être évités ces problèmes ?<text:bookmark-end text:name="__RefHeading__2211_447088106"/></text:h>
      <text:p text:style-name="Standard"><text:tab/>Dans les deux parties précédemment développées, il a été constaté que les différents problèmes étaient survenus autour du cœur du logiciel: le compilateur.</text:p>
      <text:p text:style-name="P1"><text:tab/>L'ensemble du groupe Mini 3D avait mal évalué le travail à fournir pour chaque partie du logiciel. Le travail à produire pour la réalisation du compilateur avait mal été mesuré par rapport à celui pour l'apprentissage de la technologie WebGL. En effet l'apprentissage de cette technologie inconnue des étudiants et très peu documentée a été surestimée, c'est ainsi cette tâche qui a tout d'abord mobilisée le plus de monde, laissant légèrement de côté la partie<text:span text:style-name="T1"> </text:span>compilation. Il aurait été plus sage d'apporter plus de personnes à la réalisation de l'analyseur syntaxique sans lequel le logiciel ne peut fonctionner.</text:p>
      <text:h text:style-name="Heading_20_1" text:outline-level="1"><text:bookmark text:name="__RefHeading__2213_447088106"/>Les réussites du projet Mini 3D<text:bookmark-end text:name="__RefHeading__2213_447088106"/></text:h>
      <text:p text:style-name="Standard"><text:tab/>Dans la partie précédente, il a été présenté certaines étapes du développement durant lesquelles des erreurs ont été commises par le groupe de projet. L'étude de l'historique de conception du logiciel a montré que les problèmes rencontrés lors de la phase de réalisation de celui-ci provenaient principalement d'une mauvaise analyse des priorités et donc d'une mauvaise affectation des effectifs dans les sous-groupes. Après un examen des événements, le constat fut rapide à établir, le groupe Compilation aurait dû réunir plus de membre à son départ afin d'assurer le bon développement du projet Mini3D. Cependant et heureusement, la phase de développement du projet a aussi connu des réussites sur de nombreux points. En effet, des étapes dans la réalisation du logiciel se sont soldées par de réels succès.</text:p>
      <text:h text:style-name="Heading_20_2" text:outline-level="2"><text:bookmark text:name="__RefHeading__2215_447088106"/>Matérialisation d'un concept abstrait avec partage des tâches<text:bookmark-end text:name="__RefHeading__2215_447088106"/></text:h>
      <text:p text:style-name="Standard"><text:tab/>En cette fin de semestre, le groupe a conscience que le projet Mini3D n'a pas atteint les objectifs fixés par l'ensemble des personnes qui a participé au développement de ce logiciel (principalement vis à vis du client). Cependant, il est considéré que le travail qui a été effectué durant ce semestre fait parti des réussites du projet. En effet, le groupe n'est parti de rien pour arriver à ce résultat (pas de reprise de code ou de modèle) et a du découvrir un domaine nouveau auquel la plupart des membres n'avait jamais fait face: le développement de contenu graphique.</text:p>
      <text:p text:style-name="Standard">Le groupe a su déterminer et cibler les principales exigences que le projet requerrait et réaliser un partage des tâches adapté (sauf pour la partie compilation) afin de répondre à ces exigences. De plus, avoir pu mettre en place les bases du développement de ce logiciel fut une étape très enrichissante pour les membres de Mini3D. Que ce soit dans la prise de décision ou des choix de développement en passant par la création d'une architecture logicielle, le projet a montré les difficultés que cela représentait, et a ainsi apporté une bonne expérience pour de futurs projets à l'ensemble des personnes de Mini3D.</text:p>
      <text:h text:style-name="Heading_20_2" text:outline-level="2"><text:bookmark text:name="__RefHeading__2217_447088106"/>Apprentissage de nouvelles technologies et développement en WebGL<text:bookmark-end text:name="__RefHeading__2217_447088106"/></text:h>
      <text:p text:style-name="Standard"><text:tab/>Dans le planning prévisionnel, l'apprentissage du WebGL constituait une étape critique pour le bon développement du projet du fait que cette technologie était une inconnue totale pour l'ensemble du groupe. En effet, dans la nouvelle stratégie de développement, deux des sous-groupes créés devaient avoir affaire à cette nouvelle technologie. Effectivement les groupes IHM et Moteur 3D étaient confrontés à l'utilisation du WebGL. De ce fait, durant la répartition des groupes, afin de prévenir des difficultés, ces derniers furent avantagés en se voyant attribuer un effectif conséquent. Ceci dans le but d'éviter de se retrouver piégé face à une nouvelle technologie complexe, nouvelle et très peu documentée à appréhender. Or ces difficultés ne se sont pas réellement fait sentir, l'apprentissage du WebGL ayant été facilité par l'utilisation d'une librairie assez complète: GLGE. En effet, le choix d'utiliser cette librairie a permis de gagner beaucoup de temps malgré un manque de documentation détaillée et d'une fiabilité imparfaite due au fait que le WebGL et la librairie GLGE sont toujours en cours de développement. GLGLE est une librairie JavaScript facilitant l’utilisation du WebGL. Le but de GLGE est de masquer l’utilisation directe du WebGL au développeur Web, qui peut alors se concentrer sur la création d’un contenu plus riche pour le web.</text:p>
      <text:p text:style-name="Standard"/>
      <text:p text:style-name="Standard"><text:tab/>Malgré l'utilisation de cette librairie, les groupes ont du se familiariser avec le WebGL du fait de l'existence de nombreuses erreurs dans le code de GLGE. En effet il était important de pouvoir différencier la provenance des incohérences rencontrées. Il fallait savoir si celles-ci avaient pour origine le code développé par les équipes du groupe Mini 3D ou si elles venaient de l'implémentation de la librairie auquel cas des patchs de corrections furent apportés.</text:p>
      <text:p text:style-name="Standard">Cependant, malgré la réussite de l'apprentissage de cette technologie par l'ensemble des membres des groupes IHM et moteur 3D, il s'est montré évident qu'un trop grand nombre de personnes s'y sont intéressées. Effectivement cet apprentissage n'aurait dû mobiliser qu'un nombre limité de main-d'œuvre afin de permettre au groupe Compilation d'avancer plus rapidement.</text:p>
      <text:p text:style-name="Standard"/>
      <text:p text:style-name="Standard"><text:tab/>Outre le WebGL, le groupe de projet Mini3D a fait face à d'autres technologies nouvelles telles que HTML5 et des deux API LocalStorage et IndexedDB.</text:p>
      <text:h text:style-name="Heading_20_2" text:outline-level="2"><text:bookmark text:name="__RefHeading__2219_447088106"/>Réalisation de contenu 3D<text:bookmark-end text:name="__RefHeading__2219_447088106"/></text:h>
      <text:p text:style-name="Standard"><text:tab/>Le groupe Contenu, malgré un effectif minimal a réussi les différentes tâches qu'il avait à accomplir en <text:soft-page-break/>réalisant l'ensemble des traductions des mini-jeux 2D qui fut réalisé durant la phase d'analyse du 1er semestre. De plus le groupe Contenu a réalisé l'ensemble des modèles 3D des personnages, éléments de décors et cartes (cartes simples sans relief) des ces mini-jeux. Malgré des connaissances assez faibles en création de contenu 3D, des objets plutôt réalistes sont sortis de l'imagination de ce sous-groupe!</text:p>
      <text:h text:style-name="Heading_20_1" text:outline-level="1"><text:bookmark text:name="__RefHeading__2221_447088106"/>Résultat<text:bookmark-end text:name="__RefHeading__2221_447088106"/></text:h>
      <text:p text:style-name="Standard"><text:tab/>Dans cette partie, il sera présenté l'état d'avancement du projet qui est toujours en phase de développement durant l'écriture de ces lignes. Et au vu de l'enchaînement des difficultés, c'est une grande déception pour le groupe de projet Mini3D de ne pas avoir un programme fonctionnel et répondant aux attentes de chacun des membres de l'équipe. En effet, le logiciel 3DWIGS n'a pas atteint le niveau de développement que le groupe espérait. Mais avoir un logiciel terminé reste un objectif à atteindre. Cependant le fait de ne pas être arrivé à un résultat acceptable reste décevant pour l'ensemble du groupe. Néanmoins le fait de penser à l'éventualité d'une reprise du logiciel 3DWIGS permet à l'effectif de continuer le travail afin de voir une version finale et opérationnelle du logiciel répondant à l'ensemble des attentes du responsable de projet, le Dr. Rémi Cozot. </text:p>
      <text:h text:style-name="Heading_20_2" text:outline-level="2"><text:bookmark text:name="__RefHeading__2223_447088106"/>Description de l'état de l'Interface Homme Machine de 3DWIGS<text:bookmark-end text:name="__RefHeading__2223_447088106"/></text:h>
      <text:p text:style-name="Standard"><text:tab/>L'interface utilisateur développée pour 3DWIGS a été construite dans le but d'offrir à l'utilisateur un moyen rapide et simple pour réaliser ses mini-jeux. En effet, l'usager a la possibilité d'importer ses propres modèles Collada dans l'éditeur, ou d'en sélectionner parmi ceux proposés par 3DWIGS.</text:p>
      <text:p text:style-name="Standard">Une fois le modèle importé, l'utilisateur pourra éditer en temps réel les propriétés de celui-ci:</text:p>
      <text:list xml:id="list37340113" text:continue-numbering="true" text:style-name="List_20_1">
        <text:list-item>
          <text:p text:style-name="P13">sa position,</text:p>
        </text:list-item>
        <text:list-item>
          <text:p text:style-name="P13">son orientation,</text:p>
        </text:list-item>
        <text:list-item>
          <text:p text:style-name="P13">sa taille.</text:p>
        </text:list-item>
      </text:list>
      <text:list xml:id="list37320823" text:style-name="L1">
        <text:list-header>
          <text:p text:style-name="P14"/>
        </text:list-header>
      </text:list>
      <text:p text:style-name="Standard"><text:tab/>De plus, l'interface de 3DWIGS dispose d'un éditeur de code offrant ainsi à l'utilisateur la possibilité de rédiger directement la description de ses mini-jeux. Cet éditeur offre une coloration syntaxique du langage 3DWIGS ainsi qu'une fonctionnalité d'auto-complétion pour une partie des règles du langage. L'éditeur est également capable de détecter tout changement dans la zone d'affichage afin de pouvoir effectuer une mise à jour de son contenu.</text:p>
      <text:p text:style-name="Standard"><text:tab/>L'interface dispose aussi d'un système de sauvegarde afin de permettre à l'utilisateur de conserver ses réalisations. Il a été développé en exploitant deux fonctionnalités offertes par HTML5 qui sont les API LocalStorage et IndexedDB permettant la sauvegarde du contenu de l'usager sur sa machine personnelle.</text:p>
      <text:h text:style-name="Heading_20_2" text:outline-level="2"><text:bookmark text:name="__RefHeading__2225_447088106"/>Description de l'état du Moteur3D de 3DWIGS<text:bookmark-end text:name="__RefHeading__2225_447088106"/></text:h>
      <text:p text:style-name="Standard"><text:tab/>Dans cette sous-partie, il sera décrit l'état d'avancement du moteur physique de 3DWIGS. Celui-ci utilise principalement la librairie GLGE dans sa version 0.8 et permet le chargement et l'animation d'éléments 3D importés par fichier Collada.</text:p>
      <text:p text:style-name="Standard"/>
      <text:p text:style-name="Standard"><text:tab/>En effet, le moteur permet la génération d'un environnement 3D, vierge au départ, qui est appelé scène par la suite, où il est possible de charger un ensemble d'objets 3D afin de pouvoir les faire évoluer dans cet univers virtuel. Les différents éléments constituant la scène répondent à une organisation de graphe de scène qui permet une gestion optimale pour l'application des déplacements, la détection de collisions, l'affectation de nouvel élément et d'autres fonctionnalités.</text:p>
      <text:p text:style-name="Standard"><text:tab/>Dans cette environnement 3D, l'utilisateur peut faire évoluer un ou un ensemble des objets via l'utilisation du clavier et suivre les déplacements de celui-ci en lui affectant une caméra ou en déplacement celle qui créé en même temps que la scène.</text:p>
      <text:p text:style-name="Standard"/>
      <text:p text:style-name="Standard"><text:tab/>L'ensemble des objets de la scène peut aussi être soumis à des forces comme la gravité si cela fait partie des souhaits de l'utilisateur. En effet, le moteur de 3DWIGS peut simuler l'application de forces distinctes sur un objet ou un ensemble d'objets via l'utilisation de fonctions implémentées par l'équipe de gestion du Moteur 3D de 3DWIGS. Cependant, cette interaction n'est pas la seule qui est proposé par le moteur physique. Celui-ci peut aussi gérer la détection des collisions entre différents éléments de la scène et réaliser des actions en fonction des règles de l'utilisateur. Le système de gestion de collisions du logiciel est basé sur l'utilisation de volume englobant (BoundingBox) afin de rendre les collisions entre les différents objets peu gourmandes en temps de calcul.</text:p>
      <text:p text:style-name="Standard"/>
      <text:p text:style-name="P1"><text:soft-page-break/></text:p>
      <text:h text:style-name="Heading_20_2" text:outline-level="2"><text:bookmark text:name="__RefHeading__2227_447088106"/>Description de l'état du Compilateur de 3DWIGS<text:bookmark-end text:name="__RefHeading__2227_447088106"/></text:h>
      <text:p text:style-name="P15"><text:tab/>Durant le dernier mois de développement, le groupe Mini3D a du passer en « Extreme Programming » afin de rattraper le retard dans la conception du compilateur du logiciel. Malheureusement, malgré une avancée rapide, tous les objectifs n'ont pas pu être atteints. A l'heure de la rédaction de ce rapport, la correction et l'apport de nouveau contenu est toujours en cours.</text:p>
      <text:p text:style-name="P15">Cependant certaines parties du compilateur ont été réalisées, en effet, la génération des « entités » et des « types » a pu être faite selon la stratégie de développement.</text:p>
      <text:p text:style-name="P15">Certaines actions apparaissant dans les « définitions » du langage de description ont pu être gérées par le groupe Compilation. </text:p>
      <text:p text:style-name="P15">Concernant les règles du jeu, la gestion de cette partie reste en cours de réalisation mais le travail est encore important. De plus, les commandes au clavier sont <text:s/>gérées pas encore celles de la souris. Pour l'instant et surtout par manque de temps, l'Intelligence Artificielle n'a pas pu être correctement implémentée. Elle est actuellement gérée en utilisant un enchaînement de règles afin de simuler un comportement « humain ».</text:p>
      <text:h text:style-name="Heading_20_1" text:outline-level="1"><text:bookmark text:name="__RefHeading__2229_447088106"/>Conclusion<text:bookmark-end text:name="__RefHeading__2229_447088106"/></text:h>
      <text:p text:style-name="Standard"><text:tab/>L'étude de l'historique de développement du projet Mini3D a pu mettre en évidence l'importance de la stratégie de développement qui fut réalisée durant le 1er semestre de Master1 et les conséquences vis-à-vis de la qualité de celui-ci. En effet, il a été remarqué que l'élaboration trop peu approfondie de cette partie a eu pour répercussion une perte de temps considérable, ce qui a engendré la remise en cause de l'intégralité du projet. Le travail fourni pour la réalisation des correctifs d'erreurs et d'oublis de la phase d'analyse, a également engendré un gaspillage de force du fait qu'une partie du travail qui fut réalisée s'est avérée inutile parce que celui-ci ne correspondait plus aux demandes initiales. A contrario, l'équipe de projet a connu de réels succès tels que l'apprentissage de nouvelles technologies et la satisfaction d'arriver ensemble à un résultat concret à partir d'une idée abstraite. De plus l'ensemble de l'effectif de l'équipe Mini3D a ainsi connu une expérience dans le développement en groupe d'un vaste projet sur une année universitaire complète. On peut conclure par le fait que sans une phase d'analyse pertinente, une bonne stratégie de développement et beaucoup de motivation, la réalisation d'un projet est très difficile.</text:p>
      <text:h text:style-name="Heading_20_1" text:outline-level="1"><text:bookmark text:name="__RefHeading__2231_447088106"/>Annexe<text:bookmark-end text:name="__RefHeading__2231_447088106"/></text:h>
      <text:h text:style-name="Heading_20_2" text:outline-level="2"><text:bookmark text:name="__RefHeading__2233_447088106"/>Diagramme de Gantt<text:bookmark-end text:name="__RefHeading__2233_447088106"/></text:h>
      <text:h text:style-name="P16" text:outline-level="3"><draw:frame draw:style-name="fr6" draw:name="images4" text:anchor-type="paragraph" svg:x="0cm" svg:y="0cm" svg:width="17cm" svg:height="12.037cm" draw:z-index="8"><draw:image xlink:href="Pictures/10000000000003F6000002CE701B0016.png" xlink:type="simple" xlink:show="embed" xlink:actuate="onLoad"/></draw:frame></text:h>
      <text:p text:style-name="P6"><draw:frame draw:style-name="fr6" draw:name="images11" text:anchor-type="paragraph" svg:x="0cm" svg:y="0cm" svg:width="17cm" svg:height="12.227cm" draw:z-index="9"><draw:image xlink:href="Pictures/10000000000003FB000002DD01CEA30D.png" xlink:type="simple" xlink:show="embed" xlink:actuate="onLoad"/></draw:frame><text:soft-page-break/></text:p>
      <text:p text:style-name="P6"/>
      <text:p text:style-name="P6"><draw:frame draw:style-name="fr6" draw:name="images12" text:anchor-type="paragraph" svg:x="0cm" svg:y="0cm" svg:width="17cm" svg:height="11.488cm" draw:z-index="10"><draw:image xlink:href="Pictures/10000000000003F7000002AE0B78BA46.png" xlink:type="simple" xlink:show="embed" xlink:actuate="onLoad"/></draw:frame></text:p>
      <text:p text:style-name="P6"><draw:frame draw:style-name="fr6" draw:name="images13" text:anchor-type="paragraph" svg:x="0cm" svg:y="0cm" svg:width="17cm" svg:height="12.816cm" draw:z-index="11"><draw:image xlink:href="Pictures/10000000000003F8000002FEE944BFB9.png" xlink:type="simple" xlink:show="embed" xlink:actuate="onLoad"/></draw:frame><text:soft-page-break/></text:p>
      <text:p text:style-name="P6"/>
      <text:p text:style-name="P6"/>
      <text:p text:style-name="P6"/>
      <text:p text:style-name="P6"><draw:frame draw:style-name="fr6" draw:name="images14" text:anchor-type="paragraph" svg:x="0cm" svg:y="0cm" svg:width="17cm" svg:height="2.628cm" draw:z-index="12"><draw:image xlink:href="Pictures/10000000000003F70000009D870DD8F6.png" xlink:type="simple" xlink:show="embed" xlink:actuate="onLoad"/></draw:frame></text:p>
      <text:p text:style-name="P6"/>
      <text:p text:style-name="P6"/>
      <text:p text:style-name="P6"/>
      <text:p text:style-name="P6"><draw:frame draw:style-name="fr7" draw:name="images5" text:anchor-type="paragraph" svg:x="0cm" svg:y="0.31cm" svg:width="16.969cm" svg:height="17.411cm" draw:z-index="5"><draw:image xlink:href="Pictures/10000000000003400000034C429EC08A.png" xlink:type="simple" xlink:show="embed" xlink:actuate="onLoad"/></draw:frame></text:p>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draw:frame draw:style-name="fr6" draw:name="images8" text:anchor-type="paragraph" svg:x="0cm" svg:y="0cm" svg:width="17cm" svg:height="1.344cm" draw:z-index="7"><draw:image xlink:href="Pictures/10000000000003420000004267203250.png" xlink:type="simple" xlink:show="embed" xlink:actuate="onLoad"/></draw:frame></text:p>
      <text:p text:style-name="P6"><draw:frame draw:style-name="fr6" draw:name="images6" text:anchor-type="paragraph" svg:x="0cm" svg:y="0cm" svg:width="17cm" svg:height="8.565cm" draw:z-index="13"><draw:image xlink:href="Pictures/10000000000003F800000200A26509C3.png" xlink:type="simple" xlink:show="embed" xlink:actuate="onLoad"/></draw:frame><draw:frame draw:style-name="fr7" draw:name="images9" text:anchor-type="paragraph" svg:x="0cm" svg:y="8.689cm" svg:width="17cm" svg:height="8.809cm" draw:z-index="14"><draw:image xlink:href="Pictures/10000000000003F70000020E7048D7B5.png" xlink:type="simple" xlink:show="embed" xlink:actuate="onLoad"/></draw:frame></text:p>
      <text:p text:style-name="P6"/>
      <text:p text:style-name="P6"/>
      <text:p text:style-name="P6"><text:soft-page-break/></text:p>
      <text:p text:style-name="P6"/>
      <text:p text:style-name="P6"/>
      <text:p text:style-name="P6"/>
      <text:p text:style-name="P6"><draw:frame draw:style-name="fr6" draw:name="images7" text:anchor-type="paragraph" svg:x="0cm" svg:y="0cm" svg:width="17cm" svg:height="8.276cm" draw:z-index="6"><draw:image xlink:href="Pictures/10000000000003F5000001F6FAFC5794.png" xlink:type="simple" xlink:show="embed" xlink:actuate="onLoad"/></draw:frame></text:p>
      <text:h text:style-name="Heading_20_2" text:outline-level="2"><text:bookmark text:name="__RefHeading__2235_447088106"/>Rapport de test<text:bookmark-end text:name="__RefHeading__2235_447088106"/></text:h>
      <text:p text:style-name="P6"><draw:frame draw:style-name="fr3" draw:name="Image3" text:anchor-type="paragraph" svg:x="4.491cm" svg:y="0cm" svg:width="0.219cm" style:rel-width="scale" svg:height="25.705cm" style:rel-height="scale" draw:z-index="1"><draw:image xlink:href="Pictures/10000000000000BD000002802D8A9E0C.png" xlink:type="simple" xlink:show="embed" xlink:actuate="onLoad"/></draw:frame><draw:frame draw:style-name="fr2" draw:name="Image2" text:anchor-type="paragraph" svg:x="3.244cm" svg:width="1.012cm" style:rel-width="scale" svg:height="25.705cm" style:rel-height="scale" draw:z-index="0"><draw:image xlink:href="Pictures/10000000000000BD000002802D8A9E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hyphenation-ladder-count="no-limit"/>
      <style:text-properties fo:font-size="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text-align="center" style:justify-single-word="false" fo:text-indent="0cm" style:auto-text-indent="false" style:page-number="auto" fo:break-before="page" style:shadow="none"/>
      <style:text-properties fo:text-transform="uppercase" style:font-name="Times New Roman1" fo:font-size="16pt" fo:font-weight="bold" style:font-size-asian="115%" style:font-weight-asian="bold" style:font-size-complex="115%" style:font-weight-complex="bold"/>
    </style:style>
    <style:style style:name="Illustration"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WW_5f_CharLFO5LVL1" style:display-name="WW_CharLFO5LVL1" style:family="text">
      <style:text-properties style:font-name="StarSymbol" style:font-name-asian="OpenSymbol" style:font-name-complex="OpenSymbol"/>
    </style:style>
    <style:style style:name="WW_5f_CharLFO5LVL2" style:display-name="WW_CharLFO5LVL2" style:family="text">
      <style:text-properties style:font-name="StarSymbol" style:font-name-asian="OpenSymbol" style:font-name-complex="OpenSymbol"/>
    </style:style>
    <style:style style:name="WW_5f_CharLFO5LVL3" style:display-name="WW_CharLFO5LVL3" style:family="text">
      <style:text-properties style:font-name="StarSymbol" style:font-name-asian="OpenSymbol" style:font-name-complex="OpenSymbol"/>
    </style:style>
    <style:style style:name="WW_5f_CharLFO5LVL4" style:display-name="WW_CharLFO5LVL4" style:family="text">
      <style:text-properties style:font-name="StarSymbol" style:font-name-asian="OpenSymbol" style:font-name-complex="OpenSymbol"/>
    </style:style>
    <style:style style:name="WW_5f_CharLFO5LVL5" style:display-name="WW_CharLFO5LVL5" style:family="text">
      <style:text-properties style:font-name="StarSymbol" style:font-name-asian="OpenSymbol" style:font-name-complex="OpenSymbol"/>
    </style:style>
    <style:style style:name="WW_5f_CharLFO5LVL6" style:display-name="WW_CharLFO5LVL6" style:family="text">
      <style:text-properties style:font-name="StarSymbol" style:font-name-asian="OpenSymbol" style:font-name-complex="OpenSymbol"/>
    </style:style>
    <style:style style:name="WW_5f_CharLFO5LVL7" style:display-name="WW_CharLFO5LVL7" style:family="text">
      <style:text-properties style:font-name="StarSymbol" style:font-name-asian="OpenSymbol" style:font-name-complex="OpenSymbol"/>
    </style:style>
    <style:style style:name="WW_5f_CharLFO5LVL8" style:display-name="WW_CharLFO5LVL8" style:family="text">
      <style:text-properties style:font-name="StarSymbol" style:font-name-asian="OpenSymbol" style:font-name-complex="OpenSymbol"/>
    </style:style>
    <style:style style:name="WW_5f_CharLFO5LVL9" style:display-name="WW_CharLFO5LVL9" style:family="text">
      <style:text-properties style:font-name="Star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list-level-position-and-space-mode="label-alignment">
          <style:list-level-label-alignment text:label-followed-by="space"/>
        </style:list-level-properties>
      </text:outline-level-style>
      <text:outline-level-style text:level="2" style:num-suffix=". " style:num-format="1">
        <style:list-level-properties text:list-level-position-and-space-mode="label-alignment">
          <style:list-level-label-alignment text:label-followed-by="space" fo:text-indent="0.10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text:tab/><text:chapter text:display="number" text:outline-level="1">VII. </text:chapter><text:chapter text:display="name" text:outline-level="1">Annexe</text:chapter></text:p>
      </style:header>
      <style:footer>
        <text:p text:style-name="Footer"><text:tab/><text:page-number text:select-page="current">18</text:page-number>/<text:page-count>18</text:page-count></text:p>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maneki</meta:initial-creator>
    <meta:creation-date>2011-04-28T11:54:00Z</meta:creation-date>
    <dc:date>2011-05-03T17:20:11.30</dc:date>
    <meta:editing-cycles>151</meta:editing-cycles>
    <meta:editing-duration>PT15H08M45S</meta:editing-duration>
    <meta:document-statistic meta:table-count="0" meta:image-count="16" meta:object-count="0" meta:page-count="18" meta:paragraph-count="107" meta:word-count="3851" meta:character-count="24138"/>
    <meta:user-defined meta:name="Info 1"/>
    <meta:user-defined meta:name="Info 2"/>
    <meta:user-defined meta:name="Info 3"/>
    <meta:user-defined meta:name="Info 4"/>
    <meta:template xlink:type="simple" xlink:actuate="onRequest" xlink:title="" xlink:href="Normal.dotm"/>
  </office:meta>
</office:document-meta>
</file>